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test scenario #</text:p>
          </table:table-cell>
          <table:table-cell office:value-type="string" calcext:value-type="string">
            <text:p>invoice cost values</text:p>
          </table:table-cell>
          <table:table-cell office:value-type="string" calcext:value-type="string">
            <text:p>case val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ue &lt;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oice cost cant be less than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 value = 1, max value = 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0%, no free transpo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 value = 50, max value = 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1%, no free transpo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 value = 150, max value = 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5%, no free transp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 value = 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5%, free transpo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istere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 scenario #</text:p>
          </table:table-cell>
          <table:table-cell office:value-type="string" calcext:value-type="string">
            <text:p>invoice cost values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ue &lt;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oice cost cant be less than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 value = 1, max value = 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5%, no free transpo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 value = 150, max value = 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: 7%, free transpo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ue &gt; 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 10%, free transpo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er cli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ue &lt;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oice cost cant be less than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 value = 1, max value = 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 10%, free transpo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 value = 50, max value = 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unt 15%, free transpo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ue &gt; 300</text:p>
          </table:table-cell>
          <table:table-cell/>
          <table:table-cell office:value-type="string" calcext:value-type="string">
            <text:p>Discount 20%, free transport</text:p>
          </table:table-cell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16:55:39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1S</meta:editing-duration>
    <meta:editing-cycles>3</meta:editing-cycles>
    <meta:generator>LibreOffice/5.2.2.2$Windows_X86_64 LibreOffice_project/8f96e87c890bf8fa77463cd4b640a2312823f3ad</meta:generator>
    <dc:date>2016-11-24T19:38:59.043000000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